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 table:number-rows-repeated="104843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048576 Sheet1.C108:Sheet1.C131 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2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0:36:21.479414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9T03:43:23.308518459</dc:date>
    <meta:editing-duration>P1DT19H18M38S</meta:editing-duration>
    <meta:editing-cycles>170</meta:editing-cycles>
    <meta:generator>LibreOffice/7.3.1.3$Linux_X86_64 LibreOffice_project/30$Build-3</meta:generator>
    <meta:document-statistic meta:table-count="1" meta:cell-count="576" meta:object-count="0"/>
  </office:meta>
</office:document-meta>
</file>